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1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olt Holes</text:p>
          </table:table-cell>
          <table:table-cell office:value-type="string" calcext:value-type="string">
            <text:p>Increase hole size of the part that the bolt will first enter such that it is easier to bolt it to the piece below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duce curved connection and curved mating surfaces between components (hard to print and account for dynamic tolerances)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White/light/translucent plastic will cause light bleed, make sure to black out parts that can’t have light ble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ED light spread is minimal and wont always spread far, account for this segmented loo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Mounting circuits using bolts and screws are fine however physically bracing one side makes it easier to m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Thin overhang mounting causes excess buildup of material that is hard to remov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Expand forming buck edge to account for shrinkag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ASA to form the buck as its a high temp resistant material and can withstand multiple forming attemp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vibrations travel through the plastic and is lou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air volume is enough for static activities however is not enough for more active activitie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use the JST GH connectors as its more difficult to find cables and connectors for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Reduce XT30 connector usages &amp; also make sure the male and female connectors are assigned correctly (different footprints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generalise pins too much for standard systems like I2C pins for OLED display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re is no soldering required (everything on 1 board) and also make sure you source from assembly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 indicator lights are not so bright (increase LED resistor resistanc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ny components can be simplified and put onto 1 data bus (for the slower system but much cheaper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Using the default USB pins on the ESP32 S3 modules as a future connectivity expansion is better (Klipper styl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Don’t use these with large number of pins, they are difficult to design around and use with circuit boards and wir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Add better cable guides for long spans of cables instead of simple grooves as its difficult to adhere cables to flat surfac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ing aluminium tape for physical isolation and mounting and kapton tape for electrical insulation is fine in moderation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e silicone coated wire (better temp resistance during soldering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 style:data-style-name="N2" text:time-value="20:32:56.051945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3:27:11.823861400</meta:creation-date>
    <dc:date>2025-10-16T14:20:31.804477500</dc:date>
    <meta:editing-duration>PT12H22M58S</meta:editing-duration>
    <meta:editing-cycles>23</meta:editing-cycles>
    <meta:generator>LibreOffice/25.2.5.2$Windows_X86_64 LibreOffice_project/03d19516eb2e1dd5d4ccd751a0d6f35f35e08022</meta:generator>
    <meta:document-statistic meta:table-count="1" meta:cell-count="66" meta:object-count="0"/>
  </office:meta>
</office:document-meta>
</file>